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75.6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none" fo:border-left="none" fo:border-right="2.24pt fine-dashe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2.24pt fine-dashed #000000" fo:border-top="none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order="0.06pt solid #000000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/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6"/>
          <table:table-cell table:style-name="ce7"/>
          <table:table-cell table:style-name="ce25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elegan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style-name="ce1"/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5" office:value-type="float" office:value="1832" calcext:value-type="float" table:number-columns-spanned="2" table:number-rows-spanned="1">
            <text:p>18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5.45455" calcext:value-type="float">
            <text:p>95.45</text:p>
          </table:table-cell>
          <table:table-cell table:style-name="ce15" office:value-type="float" office:value="754.4902" calcext:value-type="float">
            <text:p>754.49</text:p>
          </table:table-cell>
          <table:table-cell table:number-columns-repeated="2"/>
          <table:table-cell table:style-name="ce5" office:value-type="float" office:value="2094" calcext:value-type="float" table:number-columns-spanned="2" table:number-rows-spanned="1">
            <text:p>2094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1.2" calcext:value-type="float">
            <text:p>91.20</text:p>
          </table:table-cell>
          <table:table-cell table:style-name="ce15" office:value-type="float" office:value="127" calcext:value-type="float">
            <text:p>127.00</text:p>
          </table:table-cell>
          <table:table-cell table:number-columns-repeated="4"/>
        </table:table-row>
        <table:table-row table:style-name="ro1">
          <table:table-cell table:style-name="ce6" office:value-type="float" office:value="2562" calcext:value-type="float" table:number-columns-spanned="2" table:number-rows-spanned="1">
            <text:p>2562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2442" calcext:value-type="float">
            <text:p>2442.00</text:p>
          </table:table-cell>
          <table:table-cell table:number-columns-repeated="2"/>
          <table:table-cell table:style-name="ce6" office:value-type="float" office:value="2471" calcext:value-type="float" table:number-columns-spanned="2" table:number-rows-spanned="1">
            <text:p>2471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474.1" calcext:value-type="float">
            <text:p>1474.10</text:p>
          </table:table-cell>
          <table:table-cell table:number-columns-repeated="4"/>
        </table:table-row>
        <table:table-row table:style-name="ro1">
          <table:table-cell table:style-name="ce6" office:value-type="float" office:value="2565" calcext:value-type="float" table:number-columns-spanned="2" table:number-rows-spanned="1">
            <text:p>2565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" calcext:value-type="float">
            <text:p>0.20</text:p>
          </table:table-cell>
          <table:table-cell table:style-name="ce15" office:value-type="float" office:value="2452" calcext:value-type="float">
            <text:p>2452.00</text:p>
          </table:table-cell>
          <table:table-cell/>
          <table:table-cell table:style-name="ce1"/>
          <table:table-cell table:style-name="ce6" office:value-type="float" office:value="2503" calcext:value-type="float" table:number-columns-spanned="2" table:number-rows-spanned="1">
            <text:p>250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1616.3" calcext:value-type="float">
            <text:p>1616.30</text:p>
          </table:table-cell>
          <table:table-cell table:number-columns-repeated="4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496" calcext:value-type="float">
            <text:p>2496.00</text:p>
          </table:table-cell>
          <table:table-cell table:number-columns-repeated="2"/>
          <table:table-cell table:style-name="ce5" office:value-type="float" office:value="2505" calcext:value-type="float" table:number-columns-spanned="2" table:number-rows-spanned="1">
            <text:p>2505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87" calcext:value-type="float">
            <text:p>0.87</text:p>
          </table:table-cell>
          <table:table-cell table:style-name="ce15" office:value-type="float" office:value="1578.8" calcext:value-type="float">
            <text:p>1578.8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5" office:value-type="float" office:value="2248" calcext:value-type="float" table:number-columns-spanned="2" table:number-rows-spanned="1">
            <text:p>2248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62.1" calcext:value-type="float">
            <text:p>62.10</text:p>
          </table:table-cell>
          <table:table-cell table:style-name="ce15" office:value-type="float" office:value="606" calcext:value-type="float">
            <text:p>606.00</text:p>
          </table:table-cell>
          <table:table-cell table:number-columns-repeated="2"/>
          <table:table-cell table:style-name="ce5" office:value-type="float" office:value="2332" calcext:value-type="float" table:number-columns-spanned="2" table:number-rows-spanned="1">
            <text:p>23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0.3" calcext:value-type="float">
            <text:p>90.30</text:p>
          </table:table-cell>
          <table:table-cell table:style-name="ce15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table:style-name="ce6" office:value-type="float" office:value="2556" calcext:value-type="float" table:number-columns-spanned="2" table:number-rows-spanned="1">
            <text:p>2556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1800" calcext:value-type="float">
            <text:p>1800.00</text:p>
          </table:table-cell>
          <table:table-cell table:number-columns-repeated="2"/>
          <table:table-cell table:style-name="ce6" office:value-type="float" office:value="2509" calcext:value-type="float" table:number-columns-spanned="2" table:number-rows-spanned="1">
            <text:p>2509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2.3" calcext:value-type="float">
            <text:p>12.30</text:p>
          </table:table-cell>
          <table:table-cell table:style-name="ce15" office:value-type="float" office:value="758.6" calcext:value-type="float">
            <text:p>758.60</text:p>
          </table:table-cell>
          <table:table-cell table:number-columns-repeated="4"/>
        </table:table-row>
        <table:table-row table:style-name="ro1">
          <table:table-cell table:style-name="ce6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810" calcext:value-type="float">
            <text:p>1810.00</text:p>
          </table:table-cell>
          <table:table-cell table:number-columns-repeated="2"/>
          <table:table-cell table:style-name="ce6" office:value-type="float" office:value="2532" calcext:value-type="float" table:number-columns-spanned="2" table:number-rows-spanned="1">
            <text:p>253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892" calcext:value-type="float">
            <text:p>892.00</text:p>
          </table:table-cell>
          <table:table-cell table:number-columns-repeated="4"/>
        </table:table-row>
        <table:table-row table:style-name="ro1">
          <table:table-cell table:style-name="ce5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756" calcext:value-type="float">
            <text:p>1756.00</text:p>
          </table:table-cell>
          <table:table-cell table:number-columns-repeated="2"/>
          <table:table-cell table:style-name="ce5" office:value-type="float" office:value="2536" calcext:value-type="float" table:number-columns-spanned="2" table:number-rows-spanned="1">
            <text:p>253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44" calcext:value-type="float">
            <text:p>0.44</text:p>
          </table:table-cell>
          <table:table-cell table:style-name="ce15" office:value-type="float" office:value="908" calcext:value-type="float">
            <text:p>908.0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11"/>
        </table:table-row>
        <table:table-row table:style-name="ro1"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style-name="ce5" office:value-type="float" office:value="2421" calcext:value-type="float" table:number-columns-spanned="2" table:number-rows-spanned="1">
            <text:p>24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56.8" calcext:value-type="float">
            <text:p>56.80</text:p>
          </table:table-cell>
          <table:table-cell table:style-name="ce15" office:value-type="float" office:value="395" calcext:value-type="float">
            <text:p>395.00</text:p>
          </table:table-cell>
          <table:table-cell table:number-columns-repeated="11"/>
        </table:table-row>
        <table:table-row table:style-name="ro1">
          <table:table-cell table:style-name="ce6" office:value-type="float" office:value="2563" calcext:value-type="float" table:number-columns-spanned="2" table:number-rows-spanned="1">
            <text:p>256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966.4" calcext:value-type="float">
            <text:p>966.40</text:p>
          </table:table-cell>
          <table:table-cell table:number-columns-repeated="11"/>
        </table:table-row>
        <table:table-row table:style-name="ro1">
          <table:table-cell table:style-name="ce6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.7" calcext:value-type="float">
            <text:p>991.70</text:p>
          </table:table-cell>
          <table:table-cell table:number-columns-repeated="11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" calcext:value-type="float">
            <text:p>991.0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esults with dataset of Elegans</text:p>
          </table:table-cell>
          <table:covered-table-cell table:number-columns-repeated="2" table:style-name="ce9"/>
          <table:table-cell table:number-columns-repeated="3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number-columns-repeated="2" table:style-name="ce9"/>
          <table:covered-table-cell table:number-columns-repeated="2"/>
          <table:table-cell table:number-columns-repeated="4"/>
        </table:table-row>
        <table:table-row table:style-name="ro2">
          <table:table-cell table:style-name="ce7"/>
          <table:table-cell table:number-columns-repeated="3"/>
          <table:table-cell table:style-name="ce17"/>
          <table:table-cell table:style-name="ce20"/>
          <table:table-cell table:style-name="ce23"/>
          <table:table-cell table:number-columns-repeated="9"/>
        </table:table-row>
        <table:table-row table:style-name="ro2">
          <table:table-cell table:style-name="ce8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style-name="ce17"/>
          <table:table-cell table:style-name="ce20"/>
          <table:table-cell table:style-name="ce23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9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style-name="ce9"/>
          <table:table-cell table:style-name="ce21"/>
          <table:table-cell table:style-name="ce8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9"/>
          <table:table-cell table:style-name="ce22"/>
          <table:table-cell table:style-name="ce2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79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2252" calcext:value-type="float">
            <text:p>2252</text:p>
          </table:table-cell>
          <table:table-cell table:style-name="ce5" office:value-type="float" office:value="40.9" calcext:value-type="float">
            <text:p>40.9</text:p>
          </table:table-cell>
          <table:table-cell table:style-name="ce15" office:value-type="float" office:value="1366" calcext:value-type="float">
            <text:p>1366.00</text:p>
          </table:table-cell>
          <table:table-cell table:style-name="ce10"/>
          <table:table-cell table:number-columns-repeated="2"/>
          <table:table-cell table:style-name="ce6" office:value-type="float" office:value="2034" calcext:value-type="float">
            <text:p>2034</text:p>
          </table:table-cell>
          <table:table-cell table:style-name="ce5" office:value-type="float" office:value="65.2" calcext:value-type="float">
            <text:p>65.2</text:p>
          </table:table-cell>
          <table:table-cell table:style-name="ce15" office:value-type="float" office:value="570" calcext:value-type="float">
            <text:p>57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/>
          <table:table-cell table:number-columns-repeated="11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6"/>
        </table:table-row>
        <table:table-row table:style-name="ro1">
          <table:table-cell table:style-name="ce9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18"/>
          <table:table-cell table:number-columns-repeated="2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2354" calcext:value-type="float">
            <text:p>2354</text:p>
          </table:table-cell>
          <table:table-cell table:style-name="ce15" office:value-type="float" office:value="41" calcext:value-type="float">
            <text:p>41.00</text:p>
          </table:table-cell>
          <table:table-cell table:style-name="ce15" office:value-type="float" office:value="1380" calcext:value-type="float">
            <text:p>1380.00</text:p>
          </table:table-cell>
          <table:table-cell table:style-name="ce10"/>
          <table:table-cell table:number-columns-repeated="2"/>
          <table:table-cell table:style-name="ce5" office:value-type="float" office:value="2155" calcext:value-type="float">
            <text:p>2155</text:p>
          </table:table-cell>
          <table:table-cell table:style-name="ce15" office:value-type="float" office:value="77.8" calcext:value-type="float">
            <text:p>77.80</text:p>
          </table:table-cell>
          <table:table-cell table:style-name="ce15" office:value-type="float" office:value="289" calcext:value-type="float">
            <text:p>289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/>
          <table:table-cell table:number-columns-repeated="11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number-columns-repeated="3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2451" calcext:value-type="float">
            <text:p>245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537" calcext:value-type="float">
            <text:p>537.00</text:p>
          </table:table-cell>
          <table:table-cell table:number-columns-repeated="3"/>
          <table:table-cell table:style-name="ce6" office:value-type="float" office:value="2365" calcext:value-type="float">
            <text:p>2365</text:p>
          </table:table-cell>
          <table:table-cell table:style-name="ce15" office:value-type="float" office:value="75.7" calcext:value-type="float">
            <text:p>75.70</text:p>
          </table:table-cell>
          <table:table-cell table:style-name="ce15" office:value-type="float" office:value="201" calcext:value-type="float">
            <text:p>201.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11"/>
        </table:table-row>
        <table:table-row table:style-name="ro1">
          <table:table-cell table:style-name="ce10"/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sapiens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Overfitting with nucleosoma vs elegans</text:p>
          </table:table-cell>
          <table:covered-table-cell table:number-columns-repeated="4" table:style-name="ce30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073" calcext:value-type="float">
            <text:p>2073</text:p>
          </table:table-cell>
          <table:table-cell table:style-name="ce5" table:formula="of:=(([.H59]+[.I59]-[.J59])/[.I59])*100" office:value-type="float" office:value="38.5035074045207" calcext:value-type="float">
            <text:p>38.5035074045</text:p>
          </table:table-cell>
          <table:table-cell table:style-name="ce5"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Training: 1591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591</text:p>
          </table:table-cell>
          <table:table-cell table:style-name="ce4"/>
          <table:table-cell table:number-columns-repeated="2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table:formula="of:=(([.H60]+[.I60]-[.J60])/[.I60])*100" office:value-type="float" office:value="36.4485981308411" calcext:value-type="float">
            <text:p>36.4485981308</text:p>
          </table:table-cell>
          <table:table-cell table:style-name="ce5"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23" calcext:value-type="float">
            <text:p>2323</text:p>
          </table:table-cell>
          <table:table-cell table:style-name="ce5" table:formula="of:=(([.H61]+[.I61]-[.J61])/[.I61])*100" office:value-type="float" office:value="38.006230529595" calcext:value-type="float">
            <text:p>38.0062305296</text:p>
          </table:table-cell>
          <table:table-cell table:style-name="ce5"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table:style-name="ce5" office:value-type="float" office:value="2221" calcext:value-type="float" table:number-columns-spanned="2" table:number-rows-spanned="1">
            <text:p>22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7.62" calcext:value-type="float">
            <text:p>7.62</text:p>
          </table:table-cell>
          <table:table-cell table:style-name="ce15" office:value-type="float" office:value="1464" calcext:value-type="float">
            <text:p>1464.00</text:p>
          </table:table-cell>
          <table:table-cell table:number-columns-repeated="2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table:formula="of:=(([.H62]+[.I62]-[.J62])/[.I62])*100" office:value-type="float" office:value="37.037037037037" calcext:value-type="float">
            <text:p>37.037037037</text:p>
          </table:table-cell>
          <table:table-cell table:style-name="ce5"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1659" calcext:value-type="float">
            <text:p>1659.00</text:p>
          </table:table-cell>
          <table:table-cell table:number-columns-repeated="2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05" calcext:value-type="float">
            <text:p>2405</text:p>
          </table:table-cell>
          <table:table-cell table:style-name="ce5" table:formula="of:=(([.H63]+[.I63]-[.J63])/[.I63])*100" office:value-type="float" office:value="37.8504672897196" calcext:value-type="float">
            <text:p>37.8504672897</text:p>
          </table:table-cell>
          <table:table-cell table:style-name="ce5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1727" calcext:value-type="float">
            <text:p>1727.00</text:p>
          </table:table-cell>
          <table:table-cell table:number-columns-repeated="2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27" calcext:value-type="float">
            <text:p>2427</text:p>
          </table:table-cell>
          <table:table-cell table:style-name="ce5" table:formula="of:=(([.H64]+[.I64]-[.J64])/[.I64])*100" office:value-type="float" office:value="38.1471389645777" calcext:value-type="float">
            <text:p>38.1471389646</text:p>
          </table:table-cell>
          <table:table-cell table:style-name="ce5"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717" calcext:value-type="float">
            <text:p>1717.00</text:p>
          </table:table-cell>
          <table:table-cell table:number-columns-repeated="2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29" calcext:value-type="float">
            <text:p>2429</text:p>
          </table:table-cell>
          <table:table-cell table:style-name="ce5" table:formula="of:=(([.H65]+[.I65]-[.J65])/[.I65])*100" office:value-type="float" office:value="42.9906542056075" calcext:value-type="float">
            <text:p>42.9906542056</text:p>
          </table:table-cell>
          <table:table-cell table:style-name="ce5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2461" calcext:value-type="float">
            <text:p>2461</text:p>
          </table:table-cell>
          <table:table-cell table:style-name="ce5" table:formula="of:=(([.H66]+[.I66]-[.J66])/[.I66])*100" office:value-type="float" office:value="37.1929824561403" calcext:value-type="float">
            <text:p>37.1929824561</text:p>
          </table:table-cell>
          <table:table-cell table:style-name="ce5" office:value-type="float" office:value="699" calcext:value-type="float">
            <text:p>6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6"/>
          <table:table-cell table:formula="of:=SUM([.L59:.L66])"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11"/>
        </table:table-row>
        <table:table-row table:style-name="ro1">
          <table:table-cell table:style-name="ce4"/>
          <table:table-cell table:style-name="ce12" office:value-type="string" calcext:value-type="string">
            <text:p>Training: 1818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1818</text:p>
          </table:table-cell>
          <table:table-cell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style-name="ce5" office:value-type="float" office:value="2217" calcext:value-type="float" table:number-columns-spanned="2" table:number-rows-spanned="1">
            <text:p>2217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1052" calcext:value-type="float">
            <text:p>1052.00</text:p>
          </table:table-cell>
          <table:table-cell table:number-columns-repeated="11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5" calcext:value-type="float">
            <text:p>0.65</text:p>
          </table:table-cell>
          <table:table-cell table:style-name="ce15" office:value-type="float" office:value="1229" calcext:value-type="float">
            <text:p>1229.00</text:p>
          </table:table-cell>
          <table:table-cell table:number-columns-repeated="3"/>
          <table:table-cell table:style-name="ce26" office:value-type="string" calcext:value-type="string" table:number-columns-spanned="5" table:number-rows-spanned="1">
            <text:p>Overfitting with nucleosoma vs elegans</text:p>
          </table:table-cell>
          <table:covered-table-cell table:number-columns-repeated="4" table:style-name="ce30"/>
          <table:table-cell table:number-columns-repeated="3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10" calcext:value-type="float">
            <text:p>1210.00</text:p>
          </table:table-cell>
          <table:table-cell table:number-columns-repeated="2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3">
          <table:table-cell table:style-name="ce5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35" calcext:value-type="float">
            <text:p>1235.00</text:p>
          </table:table-cell>
          <table:table-cell table:number-columns-repeated="2"/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057" calcext:value-type="float">
            <text:p>2057</text:p>
          </table:table-cell>
          <table:table-cell table:style-name="ce31" table:formula="of:=(([.I74]+[.J74]-[.K74])/[.J74])*100" office:value-type="float" office:value="39.7505845674201" calcext:value-type="float">
            <text:p>39.7505845674</text:p>
          </table:table-cell>
          <table:table-cell table:style-name="ce39" office:value-type="float" office:value="1653" calcext:value-type="float">
            <text:p>1653</text:p>
          </table:table-cell>
          <table:table-cell table:style-name="ce27" table:formula="of:=([.L74]+[.L75])/[.H74]" office:value-type="float" office:value="40.9033296668876" calcext:value-type="float" table:number-columns-spanned="1" table:number-rows-spanned="2">
            <text:p>40.9033296669</text:p>
          </table:table-cell>
          <table:table-cell table:style-name="ce27" table:formula="of:=MIN([.L74:.L75])" office:value-type="float" office:value="39.7505845674201" calcext:value-type="float" table:number-columns-spanned="1" table:number-rows-spanned="2">
            <text:p>39.7505845674</text:p>
          </table:table-cell>
          <table:table-cell table:style-name="ce41" table:formula="of:=[.I74]/([.I74]+[.J74])*100" office:value-type="float" office:value="50.0194779898714" calcext:value-type="float" table:number-columns-spanned="1" table:number-rows-spanned="2">
            <text:p>50.02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2027" calcext:value-type="float">
            <text:p>2027</text:p>
          </table:table-cell>
          <table:table-cell table:style-name="ce31" table:formula="of:=(([.I75]+[.J75]-[.K75])/[.J75])*100" office:value-type="float" office:value="42.0560747663551" calcext:value-type="float">
            <text:p>42.0560747664</text:p>
          </table:table-cell>
          <table:table-cell table:style-name="ce39" office:value-type="float" office:value="1529" calcext:value-type="float">
            <text:p>1529</text:p>
          </table:table-cell>
          <table:covered-table-cell table:number-columns-repeated="2" table:style-name="ce27"/>
          <table:covered-table-cell table:style-name="ce41" table:formula="of:=[.I75]/([.I75]+[.J75])*100" office:value-type="float" office:value="49.9805220101286" calcext:value-type="float">
            <text:p>49.98</text:p>
          </table:covered-table-cell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7" office:value-type="float" office:value="3" calcext:value-type="float" table:number-columns-spanned="1" table:number-rows-spanned="3">
            <text:p>3</text:p>
          </table:table-cell>
          <table:table-cell table:style-name="ce5" office:value-type="float" office:value="1712" calcext:value-type="float">
            <text:p>1712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2254" calcext:value-type="float">
            <text:p>2254</text:p>
          </table:table-cell>
          <table:table-cell table:style-name="ce32" table:formula="of:=(([.I76]+[.J76]-[.K76])/[.J76])*100" office:value-type="float" office:value="36.6081871345029" calcext:value-type="float">
            <text:p>36.6081871345</text:p>
          </table:table-cell>
          <table:table-cell table:style-name="ce39" office:value-type="float" office:value="1474" calcext:value-type="float">
            <text:p>1474</text:p>
          </table:table-cell>
          <table:table-cell table:style-name="ce27" table:formula="of:=([.L76]+[.L77]+[.L78])/[.H76]" office:value-type="float" office:value="39.3444735931209" calcext:value-type="float" table:number-columns-spanned="1" table:number-rows-spanned="3">
            <text:p>39.3444735931</text:p>
          </table:table-cell>
          <table:table-cell table:style-name="ce27" table:formula="of:=MIN([.L76:.L78])" office:value-type="float" office:value="36.6081871345029" calcext:value-type="float" table:number-columns-spanned="1" table:number-rows-spanned="3">
            <text:p>36.6081871345</text:p>
          </table:table-cell>
          <table:table-cell table:style-name="ce41" table:formula="of:=[.I76]/([.I76]+[.J76])*100" office:value-type="float" office:value="66.6926373198286" calcext:value-type="float" table:number-columns-spanned="1" table:number-rows-spanned="3">
            <text:p>66.69</text:p>
          </table:table-cell>
        </table:table-row>
        <table:table-row table:style-name="ro4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covered-table-cell table:style-name="ce4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07" calcext:value-type="float">
            <text:p>2207</text:p>
          </table:table-cell>
          <table:table-cell table:style-name="ce32" table:formula="of:=(([.I77]+[.J77]-[.K77])/[.J77])*100" office:value-type="float" office:value="42.0560747663551" calcext:value-type="float">
            <text:p>42.0560747664</text:p>
          </table:table-cell>
          <table:table-cell table:style-name="ce39" office:value-type="float" office:value="1258" calcext:value-type="float">
            <text:p>1258</text:p>
          </table:table-cell>
          <table:covered-table-cell table:number-columns-repeated="2" table:style-name="ce27"/>
          <table:covered-table-cell table:style-name="ce41" table:formula="of:=[.I77]/([.I77]+[.J77])*100" office:value-type="float" office:value="66.6536813400857" calcext:value-type="float">
            <text:p>66.65</text:p>
          </table:covered-table-cell>
        </table:table-row>
        <table:table-row table:style-name="ro4">
          <table:table-cell table:style-name="ce4"/>
          <table:table-cell table:style-name="ce12" office:value-type="string" calcext:value-type="string">
            <text:p>Training: 2046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046</text:p>
          </table:table-cell>
          <table:table-cell table:style-name="ce4"/>
          <table:table-cell table:number-columns-repeated="2"/>
          <table:covered-table-cell table:style-name="ce4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30" calcext:value-type="float">
            <text:p>2230</text:p>
          </table:table-cell>
          <table:table-cell table:style-name="ce32" table:formula="of:=(([.I78]+[.J78]-[.K78])/[.J78])*100" office:value-type="float" office:value="39.3691588785047" calcext:value-type="float">
            <text:p>39.3691588785</text:p>
          </table:table-cell>
          <table:table-cell table:style-name="ce39" office:value-type="float" office:value="1382" calcext:value-type="float">
            <text:p>1382</text:p>
          </table:table-cell>
          <table:covered-table-cell table:number-columns-repeated="2" table:style-name="ce27"/>
          <table:covered-table-cell table:style-name="ce41" table:formula="of:=[.I78]/([.I78]+[.J78])*100" office:value-type="float" office:value="66.6536813400857" calcext:value-type="float">
            <text:p>66.65</text:p>
          </table:covered-table-cell>
        </table:table-row>
        <table:table-row table:style-name="ro3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27" office:value-type="float" office:value="4" calcext:value-type="float" table:number-columns-spanned="1" table:number-rows-spanned="4">
            <text:p>4</text:p>
          </table:table-cell>
          <table:table-cell table:style-name="ce5" office:value-type="float" office:value="1926" calcext:value-type="float">
            <text:p>1926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2324" calcext:value-type="float">
            <text:p>2324</text:p>
          </table:table-cell>
          <table:table-cell table:style-name="ce33" table:formula="of:=(([.I79]+[.J79]-[.K79])/[.J79])*100" office:value-type="float" office:value="37.9095163806552" calcext:value-type="float">
            <text:p>37.9095163807</text:p>
          </table:table-cell>
          <table:table-cell table:style-name="ce40" office:value-type="float" office:value="1178" calcext:value-type="float">
            <text:p>1178</text:p>
          </table:table-cell>
          <table:table-cell table:style-name="ce27" table:formula="of:=([.L79]+[.L80]+[.L81]+[.L82])/[.H79]" office:value-type="float" office:value="38.7219273817682" calcext:value-type="float" table:number-columns-spanned="1" table:number-rows-spanned="4">
            <text:p>38.7219273818</text:p>
          </table:table-cell>
          <table:table-cell table:style-name="ce27" table:formula="of:=MIN([.L79:.L82])" office:value-type="float" office:value="37.9095163806552" calcext:value-type="float" table:number-columns-spanned="1" table:number-rows-spanned="4">
            <text:p>37.9095163807</text:p>
          </table:table-cell>
          <table:table-cell table:style-name="ce41" table:formula="of:=[.I79]/([.I79]+[.J79])*100" office:value-type="float" office:value="75.0292169848072" calcext:value-type="float" table:number-columns-spanned="1" table:number-rows-spanned="4">
            <text:p>75.03</text:p>
          </table:table-cell>
        </table:table-row>
        <table:table-row table:style-name="ro3">
          <table:table-cell table:style-name="ce5" office:value-type="float" office:value="2245" calcext:value-type="float" table:number-columns-spanned="2" table:number-rows-spanned="1">
            <text:p>2245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589" calcext:value-type="float">
            <text:p>589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17" calcext:value-type="float">
            <text:p>2317</text:p>
          </table:table-cell>
          <table:table-cell table:style-name="ce33" table:formula="of:=(([.I80]+[.J80]-[.K80])/[.J80])*100" office:value-type="float" office:value="38.9408099688474" calcext:value-type="float">
            <text:p>38.9408099688</text:p>
          </table:table-cell>
          <table:table-cell table:style-name="ce40" office:value-type="float" office:value="1176" calcext:value-type="float">
            <text:p>1176</text:p>
          </table:table-cell>
          <table:covered-table-cell table:number-columns-repeated="2" table:style-name="ce27"/>
          <table:covered-table-cell table:style-name="ce41" table:formula="of:=[.I80]/([.I80]+[.J80])*100" office:value-type="float" office:value="74.9902610050643" calcext:value-type="float">
            <text:p>74.99</text:p>
          </table:covered-table-cell>
        </table:table-row>
        <table:table-row table:style-name="ro3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12" calcext:value-type="float">
            <text:p>2312</text:p>
          </table:table-cell>
          <table:table-cell table:style-name="ce33" table:formula="of:=(([.I81]+[.J81]-[.K81])/[.J81])*100" office:value-type="float" office:value="39.7196261682243" calcext:value-type="float">
            <text:p>39.7196261682</text:p>
          </table:table-cell>
          <table:table-cell table:style-name="ce40" office:value-type="float" office:value="1140" calcext:value-type="float">
            <text:p>1140</text:p>
          </table:table-cell>
          <table:covered-table-cell table:number-columns-repeated="2" table:style-name="ce27"/>
          <table:covered-table-cell table:style-name="ce41" table:formula="of:=[.I81]/([.I81]+[.J81])*100" office:value-type="float" office:value="74.9902610050643" calcext:value-type="float">
            <text:p>74.99</text:p>
          </table:covered-table-cell>
        </table:table-row>
        <table:table-row table:style-name="ro3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98" calcext:value-type="float">
            <text:p>698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21" calcext:value-type="float">
            <text:p>2321</text:p>
          </table:table-cell>
          <table:table-cell table:style-name="ce33" table:formula="of:=(([.I82]+[.J82]-[.K82])/[.J82])*100" office:value-type="float" office:value="38.3177570093458" calcext:value-type="float">
            <text:p>38.3177570093</text:p>
          </table:table-cell>
          <table:table-cell table:style-name="ce40" office:value-type="float" office:value="1248" calcext:value-type="float">
            <text:p>1248</text:p>
          </table:table-cell>
          <table:covered-table-cell table:number-columns-repeated="2" table:style-name="ce27"/>
          <table:covered-table-cell table:style-name="ce41" table:formula="of:=[.I82]/([.I82]+[.J82])*100" office:value-type="float" office:value="74.9902610050643" calcext:value-type="float">
            <text:p>74.99</text:p>
          </table:covered-table-cell>
        </table:table-row>
        <table:table-row table:style-name="ro4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2"/>
          <table:table-cell table:style-name="ce27" office:value-type="float" office:value="5" calcext:value-type="float" table:number-columns-spanned="1" table:number-rows-spanned="5">
            <text:p>5</text:p>
          </table:table-cell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92" calcext:value-type="float">
            <text:p>2392</text:p>
          </table:table-cell>
          <table:table-cell table:style-name="ce34" table:formula="of:=(([.I83]+[.J83]-[.K83])/[.J83])*100" office:value-type="float" office:value="34.1130604288499" calcext:value-type="float">
            <text:p>34.1130604288</text:p>
          </table:table-cell>
          <table:table-cell table:style-name="ce39" office:value-type="float" office:value="1021" calcext:value-type="float">
            <text:p>1021</text:p>
          </table:table-cell>
          <table:table-cell table:style-name="ce27" table:formula="of:=SUM([.L83:.L87])/[.H83]" office:value-type="float" office:value="38.7615385198838" calcext:value-type="float" table:number-columns-spanned="1" table:number-rows-spanned="5">
            <text:p>38.7615385199</text:p>
          </table:table-cell>
          <table:table-cell table:style-name="ce27" table:formula="of:=MIN([.L83:.L88])" office:value-type="float" office:value="33.7236533957845" calcext:value-type="float" table:number-columns-spanned="1" table:number-rows-spanned="5">
            <text:p>33.7236533958</text:p>
          </table:table-cell>
          <table:table-cell table:style-name="ce41" table:formula="of:=[.I83]/([.I83]+[.J83])*100" office:value-type="float" office:value="80.0155823918972" calcext:value-type="float" table:number-columns-spanned="1" table:number-rows-spanned="5">
            <text:p>80.02</text:p>
          </table:table-cell>
        </table:table-row>
        <table:table-row table:style-name="ro4">
          <table:table-cell table:number-columns-repeated="7"/>
          <table:covered-table-cell table:style-name="ce28"/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370" calcext:value-type="float">
            <text:p>2370</text:p>
          </table:table-cell>
          <table:table-cell table:style-name="ce34" table:formula="of:=(([.I84]+[.J84]-[.K84])/[.J84])*100" office:value-type="float" office:value="38.3268482490272" calcext:value-type="float">
            <text:p>38.326848249</text:p>
          </table:table-cell>
          <table:table-cell table:style-name="ce39" office:value-type="float" office:value="1077" calcext:value-type="float">
            <text:p>1077</text:p>
          </table:table-cell>
          <table:covered-table-cell table:number-columns-repeated="2" table:style-name="ce27"/>
          <table:covered-table-cell table:style-name="ce41" table:formula="of:=[.I84]/([.I84]+[.J84])*100" office:value-type="float" office:value="79.9766264121543" calcext:value-type="float">
            <text:p>79.98</text:p>
          </table:covered-table-cell>
        </table:table-row>
        <table:table-row table:style-name="ro4">
          <table:table-cell table:number-columns-repeated="7"/>
          <table:covered-table-cell table:style-name="ce28"/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370" calcext:value-type="float">
            <text:p>2370</text:p>
          </table:table-cell>
          <table:table-cell table:style-name="ce34" table:formula="of:=(([.I85]+[.J85]-[.K85])/[.J85])*100" office:value-type="float" office:value="38.3268482490272" calcext:value-type="float">
            <text:p>38.326848249</text:p>
          </table:table-cell>
          <table:table-cell table:style-name="ce39" office:value-type="float" office:value="1105" calcext:value-type="float">
            <text:p>1105</text:p>
          </table:table-cell>
          <table:covered-table-cell table:number-columns-repeated="2" table:style-name="ce27"/>
          <table:covered-table-cell table:style-name="ce41" table:formula="of:=[.I85]/([.I85]+[.J85])*100" office:value-type="float" office:value="79.9766264121543" calcext:value-type="float">
            <text:p>79.98</text:p>
          </table:covered-table-cell>
        </table:table-row>
        <table:table-row table:style-name="ro4">
          <table:table-cell table:number-columns-repeated="7"/>
          <table:covered-table-cell table:style-name="ce28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47" calcext:value-type="float">
            <text:p>2347</text:p>
          </table:table-cell>
          <table:table-cell table:style-name="ce34" table:formula="of:=(([.I86]+[.J86]-[.K86])/[.J86])*100" office:value-type="float" office:value="42.8849902534113" calcext:value-type="float">
            <text:p>42.8849902534</text:p>
          </table:table-cell>
          <table:table-cell table:style-name="ce39" office:value-type="float" office:value="984" calcext:value-type="float">
            <text:p>984</text:p>
          </table:table-cell>
          <table:covered-table-cell table:number-columns-repeated="2" table:style-name="ce27"/>
          <table:covered-table-cell table:style-name="ce41" table:formula="of:=[.I86]/([.I86]+[.J86])*100" office:value-type="float" office:value="80.0155823918972" calcext:value-type="float">
            <text:p>80.02</text:p>
          </table:covered-table-cell>
        </table:table-row>
        <table:table-row table:style-name="ro4">
          <table:table-cell table:number-columns-repeated="7"/>
          <table:covered-table-cell table:style-name="ce28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61" calcext:value-type="float">
            <text:p>2361</text:p>
          </table:table-cell>
          <table:table-cell table:style-name="ce34" table:formula="of:=(([.I87]+[.J87]-[.K87])/[.J87])*100" office:value-type="float" office:value="40.1559454191033" calcext:value-type="float">
            <text:p>40.1559454191</text:p>
          </table:table-cell>
          <table:table-cell table:style-name="ce39" office:value-type="float" office:value="993" calcext:value-type="float">
            <text:p>993</text:p>
          </table:table-cell>
          <table:covered-table-cell table:number-columns-repeated="2" table:style-name="ce27"/>
          <table:covered-table-cell table:style-name="ce41" table:formula="of:=[.I87]/([.I87]+[.J87])*100" office:value-type="float" office:value="80.0155823918972" calcext:value-type="float">
            <text:p>80.02</text:p>
          </table:covered-table-cell>
        </table:table-row>
        <table:table-row table:style-name="ro4">
          <table:table-cell table:number-columns-repeated="7"/>
          <table:table-cell table:style-name="ce27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140" calcext:value-type="float">
            <text:p>2140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2423" calcext:value-type="float">
            <text:p>2423</text:p>
          </table:table-cell>
          <table:table-cell table:style-name="ce35" table:formula="of:=(([.I88]+[.J88]-[.K88])/[.J88])*100" office:value-type="float" office:value="33.7236533957845" calcext:value-type="float">
            <text:p>33.7236533958</text:p>
          </table:table-cell>
          <table:table-cell table:style-name="ce39" office:value-type="float" office:value="988" calcext:value-type="float">
            <text:p>988</text:p>
          </table:table-cell>
          <table:table-cell table:style-name="ce27" table:formula="of:=SUM([.L88:.L93])/[.H88]" office:value-type="float" office:value="38.9539422326308" calcext:value-type="float" table:number-columns-spanned="1" table:number-rows-spanned="6">
            <text:p>38.9539422326</text:p>
          </table:table-cell>
          <table:table-cell table:style-name="ce27" table:formula="of:=MIN([.L88:.L93])" office:value-type="float" office:value="33.7236533957845" calcext:value-type="float" table:number-columns-spanned="1" table:number-rows-spanned="6">
            <text:p>33.7236533958</text:p>
          </table:table-cell>
          <table:table-cell table:style-name="ce41" table:formula="of:=[.I88]/([.I88]+[.J88])*100" office:value-type="float" office:value="83.3657966497857" calcext:value-type="float" table:number-columns-spanned="1" table:number-rows-spanned="6">
            <text:p>83.37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88" calcext:value-type="float">
            <text:p>2388</text:p>
          </table:table-cell>
          <table:table-cell table:style-name="ce35" table:formula="of:=(([.I89]+[.J89]-[.K89])/[.J89])*100" office:value-type="float" office:value="41.8224299065421" calcext:value-type="float">
            <text:p>41.8224299065</text:p>
          </table:table-cell>
          <table:table-cell table:style-name="ce39" office:value-type="float" office:value="827" calcext:value-type="float">
            <text:p>827</text:p>
          </table:table-cell>
          <table:covered-table-cell table:number-columns-repeated="2" table:style-name="ce27"/>
          <table:covered-table-cell table:style-name="ce41" table:formula="of:=[.I89]/([.I89]+[.J89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14" calcext:value-type="float">
            <text:p>2414</text:p>
          </table:table-cell>
          <table:table-cell table:style-name="ce35" table:formula="of:=(([.I90]+[.J90]-[.K90])/[.J90])*100" office:value-type="float" office:value="35.7476635514019" calcext:value-type="float">
            <text:p>35.7476635514</text:p>
          </table:table-cell>
          <table:table-cell table:style-name="ce39" office:value-type="float" office:value="1037" calcext:value-type="float">
            <text:p>1037</text:p>
          </table:table-cell>
          <table:covered-table-cell table:number-columns-repeated="2" table:style-name="ce27"/>
          <table:covered-table-cell table:style-name="ce41" table:formula="of:=[.I90]/([.I90]+[.J90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00" calcext:value-type="float">
            <text:p>2400</text:p>
          </table:table-cell>
          <table:table-cell table:style-name="ce35" table:formula="of:=(([.I91]+[.J91]-[.K91])/[.J91])*100" office:value-type="float" office:value="39.018691588785" calcext:value-type="float">
            <text:p>39.0186915888</text:p>
          </table:table-cell>
          <table:table-cell table:style-name="ce39" office:value-type="float" office:value="961" calcext:value-type="float">
            <text:p>961</text:p>
          </table:table-cell>
          <table:covered-table-cell table:number-columns-repeated="2" table:style-name="ce27"/>
          <table:covered-table-cell table:style-name="ce41" table:formula="of:=[.I91]/([.I91]+[.J91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90" calcext:value-type="float">
            <text:p>2390</text:p>
          </table:table-cell>
          <table:table-cell table:style-name="ce35" table:formula="of:=(([.I92]+[.J92]-[.K92])/[.J92])*100" office:value-type="float" office:value="41.3551401869159" calcext:value-type="float">
            <text:p>41.3551401869</text:p>
          </table:table-cell>
          <table:table-cell table:style-name="ce39" office:value-type="float" office:value="948" calcext:value-type="float">
            <text:p>948</text:p>
          </table:table-cell>
          <table:covered-table-cell table:number-columns-repeated="2" table:style-name="ce27"/>
          <table:covered-table-cell table:style-name="ce41" table:formula="of:=[.I92]/([.I92]+[.J92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87" calcext:value-type="float">
            <text:p>2387</text:p>
          </table:table-cell>
          <table:table-cell table:style-name="ce35" table:formula="of:=(([.I93]+[.J93]-[.K93])/[.J93])*100" office:value-type="float" office:value="42.0560747663551" calcext:value-type="float">
            <text:p>42.0560747664</text:p>
          </table:table-cell>
          <table:table-cell table:style-name="ce39" office:value-type="float" office:value="907" calcext:value-type="float">
            <text:p>907</text:p>
          </table:table-cell>
          <table:covered-table-cell table:number-columns-repeated="2" table:style-name="ce27"/>
          <table:covered-table-cell table:style-name="ce41" table:formula="of:=[.I93]/([.I93]+[.J93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table-cell table:style-name="ce27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406" calcext:value-type="float">
            <text:p>2406</text:p>
          </table:table-cell>
          <table:table-cell table:style-name="ce36" table:formula="of:=(([.I94]+[.J94]-[.K94])/[.J94])*100" office:value-type="float" office:value="43.9890710382514" calcext:value-type="float">
            <text:p>43.9890710383</text:p>
          </table:table-cell>
          <table:table-cell table:style-name="ce39" office:value-type="float" office:value="774" calcext:value-type="float">
            <text:p>774</text:p>
          </table:table-cell>
          <table:table-cell table:style-name="ce27" table:formula="of:=SUM([.L94:.L100])/[.H94]" office:value-type="float" office:value="39.0358349977772" calcext:value-type="float" table:number-columns-spanned="1" table:number-rows-spanned="7">
            <text:p>39.0358349978</text:p>
          </table:table-cell>
          <table:table-cell table:style-name="ce27" table:formula="of:=MIN([.L94:.L100])" office:value-type="float" office:value="34.8773841961853" calcext:value-type="float" table:number-columns-spanned="1" table:number-rows-spanned="7">
            <text:p>34.8773841962</text:p>
          </table:table-cell>
          <table:table-cell table:style-name="ce41" table:formula="of:=[.I94]/([.I94]+[.J94])*100" office:value-type="float" office:value="85.7421114141021" calcext:value-type="float" table:number-columns-spanned="1" table:number-rows-spanned="7">
            <text:p>85.74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27" calcext:value-type="float">
            <text:p>2427</text:p>
          </table:table-cell>
          <table:table-cell table:style-name="ce36" table:formula="of:=(([.I95]+[.J95]-[.K95])/[.J95])*100" office:value-type="float" office:value="38.1471389645777" calcext:value-type="float">
            <text:p>38.1471389646</text:p>
          </table:table-cell>
          <table:table-cell table:style-name="ce39" office:value-type="float" office:value="864" calcext:value-type="float">
            <text:p>864</text:p>
          </table:table-cell>
          <table:covered-table-cell table:style-name="ce27" table:formula="of:=SUM([.L95:.L101])/[.H95]" office:value-type="string" office:string-value="" calcext:value-type="error">
            <text:p>#DIV/0!</text:p>
          </table:covered-table-cell>
          <table:covered-table-cell table:style-name="ce27" table:formula="of:=MIN([.L95:.L101])" office:value-type="float" office:value="34.8773841961853" calcext:value-type="float">
            <text:p>34.8773841962</text:p>
          </table:covered-table-cell>
          <table:covered-table-cell table:style-name="ce41" table:formula="of:=[.I95]/([.I95]+[.J95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39" calcext:value-type="float">
            <text:p>2439</text:p>
          </table:table-cell>
          <table:table-cell table:style-name="ce36" table:formula="of:=(([.I96]+[.J96]-[.K96])/[.J96])*100" office:value-type="float" office:value="34.8773841961853" calcext:value-type="float">
            <text:p>34.8773841962</text:p>
          </table:table-cell>
          <table:table-cell table:style-name="ce39" office:value-type="float" office:value="864" calcext:value-type="float">
            <text:p>864</text:p>
          </table:table-cell>
          <table:covered-table-cell table:style-name="ce27" table:formula="of:=SUM([.L96:.L102])/[.H96]" office:value-type="string" office:string-value="" calcext:value-type="error">
            <text:p>#DIV/0!</text:p>
          </table:covered-table-cell>
          <table:covered-table-cell table:style-name="ce27" table:formula="of:=MIN([.L96:.L102])" office:value-type="float" office:value="34.5794392523364" calcext:value-type="float">
            <text:p>34.5794392523</text:p>
          </table:covered-table-cell>
          <table:covered-table-cell table:style-name="ce41" table:formula="of:=[.I96]/([.I96]+[.J96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19" calcext:value-type="float">
            <text:p>2419</text:p>
          </table:table-cell>
          <table:table-cell table:style-name="ce36" table:formula="of:=(([.I97]+[.J97]-[.K97])/[.J97])*100" office:value-type="float" office:value="40.3269754768392" calcext:value-type="float">
            <text:p>40.3269754768</text:p>
          </table:table-cell>
          <table:table-cell table:style-name="ce39" office:value-type="float" office:value="790" calcext:value-type="float">
            <text:p>790</text:p>
          </table:table-cell>
          <table:covered-table-cell table:style-name="ce27" table:formula="of:=SUM([.L97:.L103])/[.H97]" office:value-type="string" office:string-value="" calcext:value-type="error">
            <text:p>#DIV/0!</text:p>
          </table:covered-table-cell>
          <table:covered-table-cell table:style-name="ce27" table:formula="of:=MIN([.L97:.L103])" office:value-type="float" office:value="34.5794392523364" calcext:value-type="float">
            <text:p>34.5794392523</text:p>
          </table:covered-table-cell>
          <table:covered-table-cell table:style-name="ce41" table:formula="of:=[.I97]/([.I97]+[.J97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18" calcext:value-type="float">
            <text:p>2418</text:p>
          </table:table-cell>
          <table:table-cell table:style-name="ce36" table:formula="of:=(([.I98]+[.J98]-[.K98])/[.J98])*100" office:value-type="float" office:value="40.5994550408719" calcext:value-type="float">
            <text:p>40.5994550409</text:p>
          </table:table-cell>
          <table:table-cell table:style-name="ce39" office:value-type="float" office:value="802" calcext:value-type="float">
            <text:p>802</text:p>
          </table:table-cell>
          <table:covered-table-cell table:style-name="ce27" table:formula="of:=SUM([.L98:.L104])/[.H98]" office:value-type="string" office:string-value="" calcext:value-type="error">
            <text:p>#DIV/0!</text:p>
          </table:covered-table-cell>
          <table:covered-table-cell table:style-name="ce27" table:formula="of:=MIN([.L98:.L104])" office:value-type="float" office:value="34.5794392523364" calcext:value-type="float">
            <text:p>34.5794392523</text:p>
          </table:covered-table-cell>
          <table:covered-table-cell table:style-name="ce41" table:formula="of:=[.I98]/([.I98]+[.J98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34" calcext:value-type="float">
            <text:p>2434</text:p>
          </table:table-cell>
          <table:table-cell table:style-name="ce36" table:formula="of:=(([.I99]+[.J99]-[.K99])/[.J99])*100" office:value-type="float" office:value="36.2397820163488" calcext:value-type="float">
            <text:p>36.2397820163</text:p>
          </table:table-cell>
          <table:table-cell table:style-name="ce39" office:value-type="float" office:value="850" calcext:value-type="float">
            <text:p>850</text:p>
          </table:table-cell>
          <table:covered-table-cell table:style-name="ce27" table:formula="of:=SUM([.L99:.L105])/[.H99]" office:value-type="string" office:string-value="" calcext:value-type="error">
            <text:p>#DIV/0!</text:p>
          </table:covered-table-cell>
          <table:covered-table-cell table:style-name="ce27" table:formula="of:=MIN([.L99:.L105])" office:value-type="float" office:value="34.5794392523364" calcext:value-type="float">
            <text:p>34.5794392523</text:p>
          </table:covered-table-cell>
          <table:covered-table-cell table:style-name="ce41" table:formula="of:=[.I99]/([.I99]+[.J99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424" calcext:value-type="float">
            <text:p>2424</text:p>
          </table:table-cell>
          <table:table-cell table:style-name="ce36" table:formula="of:=(([.I100]+[.J100]-[.K100])/[.J100])*100" office:value-type="float" office:value="39.0710382513661" calcext:value-type="float">
            <text:p>39.0710382514</text:p>
          </table:table-cell>
          <table:table-cell table:style-name="ce39" office:value-type="float" office:value="813" calcext:value-type="float">
            <text:p>813</text:p>
          </table:table-cell>
          <table:covered-table-cell table:style-name="ce27" table:formula="of:=SUM([.L100:.L106])/[.H100]" office:value-type="string" office:string-value="" calcext:value-type="error">
            <text:p>#DIV/0!</text:p>
          </table:covered-table-cell>
          <table:covered-table-cell table:style-name="ce27" table:formula="of:=MIN([.L100:.L106])" office:value-type="float" office:value="34.5794392523364" calcext:value-type="float">
            <text:p>34.5794392523</text:p>
          </table:covered-table-cell>
          <table:covered-table-cell table:style-name="ce41" table:formula="of:=[.I100]/([.I100]+[.J100])*100" office:value-type="float" office:value="85.7421114141021" calcext:value-type="float">
            <text:p>85.74</text:p>
          </table:covered-table-cell>
        </table:table-row>
        <table:table-row table:style-name="ro4">
          <table:table-cell table:number-columns-repeated="7"/>
          <table:table-cell table:style-name="ce27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247" calcext:value-type="float">
            <text:p>2247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446" calcext:value-type="float">
            <text:p>2446</text:p>
          </table:table-cell>
          <table:table-cell table:style-name="ce37" table:formula="of:=(([.I101]+[.J101]-[.K101])/[.J101])*100" office:value-type="float" office:value="37.8125" calcext:value-type="float">
            <text:p>37.8125</text:p>
          </table:table-cell>
          <table:table-cell table:style-name="ce39" office:value-type="float" office:value="758" calcext:value-type="float">
            <text:p>758</text:p>
          </table:table-cell>
          <table:table-cell table:style-name="ce27" table:formula="of:=AVERAGE([.L101:.L108])" office:value-type="float" office:value="38.6829487928349" calcext:value-type="float" table:number-columns-spanned="1" table:number-rows-spanned="8">
            <text:p>38.6829487928</text:p>
          </table:table-cell>
          <table:table-cell table:style-name="ce27" table:formula="of:=MIN([.L101:.L107])" office:value-type="float" office:value="34.5794392523364" calcext:value-type="float" table:number-columns-spanned="1" table:number-rows-spanned="8">
            <text:p>34.5794392523</text:p>
          </table:table-cell>
          <table:table-cell table:style-name="ce41" table:formula="of:=[.I101]/([.I101]+[.J101])*100" office:value-type="float" office:value="87.534086482275" calcext:value-type="float" table:number-columns-spanned="1" table:number-rows-spanned="8">
            <text:p>87.53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56" calcext:value-type="float">
            <text:p>2456</text:p>
          </table:table-cell>
          <table:table-cell table:style-name="ce37" table:formula="of:=(([.I102]+[.J102]-[.K102])/[.J102])*100" office:value-type="float" office:value="34.5794392523364" calcext:value-type="float">
            <text:p>34.5794392523</text:p>
          </table:table-cell>
          <table:table-cell table:style-name="ce39" office:value-type="float" office:value="811" calcext:value-type="float">
            <text:p>811</text:p>
          </table:table-cell>
          <table:covered-table-cell table:number-columns-repeated="2" table:style-name="ce27"/>
          <table:covered-table-cell table:style-name="ce41" table:formula="of:=[.I102]/([.I102]+[.J102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7" calcext:value-type="float">
            <text:p>2437</text:p>
          </table:table-cell>
          <table:table-cell table:style-name="ce37" table:formula="of:=(([.I103]+[.J103]-[.K103])/[.J103])*100" office:value-type="float" office:value="40.4984423676012" calcext:value-type="float">
            <text:p>40.4984423676</text:p>
          </table:table-cell>
          <table:table-cell table:style-name="ce39" office:value-type="float" office:value="725" calcext:value-type="float">
            <text:p>725</text:p>
          </table:table-cell>
          <table:covered-table-cell table:number-columns-repeated="2" table:style-name="ce27"/>
          <table:covered-table-cell table:style-name="ce41" table:formula="of:=[.I103]/([.I103]+[.J103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53" calcext:value-type="float">
            <text:p>2453</text:p>
          </table:table-cell>
          <table:table-cell table:style-name="ce37" table:formula="of:=(([.I104]+[.J104]-[.K104])/[.J104])*100" office:value-type="float" office:value="35.5140186915888" calcext:value-type="float">
            <text:p>35.5140186916</text:p>
          </table:table-cell>
          <table:table-cell table:style-name="ce39" office:value-type="float" office:value="754" calcext:value-type="float">
            <text:p>754</text:p>
          </table:table-cell>
          <table:covered-table-cell table:number-columns-repeated="2" table:style-name="ce27"/>
          <table:covered-table-cell table:style-name="ce41" table:formula="of:=[.I104]/([.I104]+[.J104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6" calcext:value-type="float">
            <text:p>2436</text:p>
          </table:table-cell>
          <table:table-cell table:style-name="ce37" table:formula="of:=(([.I105]+[.J105]-[.K105])/[.J105])*100" office:value-type="float" office:value="40.809968847352" calcext:value-type="float">
            <text:p>40.8099688474</text:p>
          </table:table-cell>
          <table:table-cell table:style-name="ce39" office:value-type="float" office:value="703" calcext:value-type="float">
            <text:p>703</text:p>
          </table:table-cell>
          <table:covered-table-cell table:number-columns-repeated="2" table:style-name="ce27"/>
          <table:covered-table-cell table:style-name="ce41" table:formula="of:=[.I105]/([.I105]+[.J105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29" calcext:value-type="float">
            <text:p>2429</text:p>
          </table:table-cell>
          <table:table-cell table:style-name="ce37" table:formula="of:=(([.I106]+[.J106]-[.K106])/[.J106])*100" office:value-type="float" office:value="42.9906542056075" calcext:value-type="float">
            <text:p>42.9906542056</text:p>
          </table:table-cell>
          <table:table-cell table:style-name="ce39" office:value-type="float" office:value="691" calcext:value-type="float">
            <text:p>691</text:p>
          </table:table-cell>
          <table:covered-table-cell table:number-columns-repeated="2" table:style-name="ce27"/>
          <table:covered-table-cell table:style-name="ce41" table:formula="of:=[.I106]/([.I106]+[.J106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47" calcext:value-type="float">
            <text:p>2447</text:p>
          </table:table-cell>
          <table:table-cell table:style-name="ce37" table:formula="of:=(([.I107]+[.J107]-[.K107])/[.J107])*100" office:value-type="float" office:value="37.3831775700935" calcext:value-type="float">
            <text:p>37.3831775701</text:p>
          </table:table-cell>
          <table:table-cell table:style-name="ce39" office:value-type="float" office:value="774" calcext:value-type="float">
            <text:p>774</text:p>
          </table:table-cell>
          <table:covered-table-cell table:number-columns-repeated="2" table:style-name="ce27"/>
          <table:covered-table-cell table:style-name="ce41" table:formula="of:=[.I107]/([.I107]+[.J107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9" calcext:value-type="float">
            <text:p>2439</text:p>
          </table:table-cell>
          <table:table-cell table:style-name="ce37" table:formula="of:=(([.I108]+[.J108]-[.K108])/[.J108])*100" office:value-type="float" office:value="39.8753894080997" calcext:value-type="float">
            <text:p>39.8753894081</text:p>
          </table:table-cell>
          <table:table-cell table:style-name="ce39" office:value-type="float" office:value="729" calcext:value-type="float">
            <text:p>729</text:p>
          </table:table-cell>
          <table:covered-table-cell table:number-columns-repeated="2" table:style-name="ce27"/>
          <table:covered-table-cell table:style-name="ce41" table:formula="of:=[.I108]/([.I108]+[.J108])*100" office:value-type="float" office:value="87.4951305025321" calcext:value-type="float">
            <text:p>87.50</text:p>
          </table:covered-table-cell>
        </table:table-row>
        <table:table-row table:style-name="ro1">
          <table:table-cell table:number-columns-repeated="7"/>
          <table:table-cell table:style-name="ce29" office:value-type="float" office:value="10" calcext:value-type="float" table:number-columns-spanned="1" table:number-rows-spanned="10">
            <text:p>10</text:p>
          </table:table-cell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52" calcext:value-type="float">
            <text:p>2452</text:p>
          </table:table-cell>
          <table:table-cell table:style-name="ce38" table:formula="of:=(([.I109]+[.J109]-[.K109])/[.J109])*100" office:value-type="float" office:value="44.921875" calcext:value-type="float">
            <text:p>44.921875</text:p>
          </table:table-cell>
          <table:table-cell table:style-name="ce39" office:value-type="float" office:value="597" calcext:value-type="float">
            <text:p>597</text:p>
          </table:table-cell>
          <table:table-cell table:style-name="ce27" table:formula="of:=SUM([.L109:.L118])/[.H109]" office:value-type="float" office:value="39.0372689688716" calcext:value-type="float" table:number-columns-spanned="1" table:number-rows-spanned="10">
            <text:p>39.0372689689</text:p>
          </table:table-cell>
          <table:table-cell table:style-name="ce27" table:formula="of:=MIN([.L109:.L118])" office:value-type="float" office:value="33.852140077821" calcext:value-type="float" table:number-columns-spanned="1" table:number-rows-spanned="10">
            <text:p>33.8521400778</text:p>
          </table:table-cell>
          <table:table-cell table:style-name="ce41" table:formula="of:=[.I109]/([.I109]+[.J109])*100" office:value-type="float" office:value="90.02726918582" calcext:value-type="float" table:number-columns-spanned="1" table:number-rows-spanned="10">
            <text:p>90.03</text:p>
          </table:table-cell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66" calcext:value-type="float">
            <text:p>2466</text:p>
          </table:table-cell>
          <table:table-cell table:style-name="ce38" table:formula="of:=(([.I110]+[.J110]-[.K110])/[.J110])*100" office:value-type="float" office:value="39.2996108949416" calcext:value-type="float">
            <text:p>39.2996108949</text:p>
          </table:table-cell>
          <table:table-cell table:style-name="ce39" office:value-type="float" office:value="655" calcext:value-type="float">
            <text:p>655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4" calcext:value-type="float">
            <text:p>2474</text:p>
          </table:table-cell>
          <table:table-cell table:style-name="ce38" table:formula="of:=(([.I111]+[.J111]-[.K111])/[.J111])*100" office:value-type="float" office:value="36.1867704280156" calcext:value-type="float">
            <text:p>36.186770428</text:p>
          </table:table-cell>
          <table:table-cell table:style-name="ce39" office:value-type="float" office:value="636" calcext:value-type="float">
            <text:p>636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63" calcext:value-type="float">
            <text:p>2463</text:p>
          </table:table-cell>
          <table:table-cell table:style-name="ce38" table:formula="of:=(([.I112]+[.J112]-[.K112])/[.J112])*100" office:value-type="float" office:value="40.4669260700389" calcext:value-type="float">
            <text:p>40.46692607</text:p>
          </table:table-cell>
          <table:table-cell table:style-name="ce39" office:value-type="float" office:value="581" calcext:value-type="float">
            <text:p>581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80" calcext:value-type="float">
            <text:p>2480</text:p>
          </table:table-cell>
          <table:table-cell table:style-name="ce38" table:formula="of:=(([.I113]+[.J113]-[.K113])/[.J113])*100" office:value-type="float" office:value="33.852140077821" calcext:value-type="float">
            <text:p>33.8521400778</text:p>
          </table:table-cell>
          <table:table-cell table:style-name="ce39" office:value-type="float" office:value="643" calcext:value-type="float">
            <text:p>643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3" calcext:value-type="float">
            <text:p>2473</text:p>
          </table:table-cell>
          <table:table-cell table:style-name="ce38" table:formula="of:=(([.I114]+[.J114]-[.K114])/[.J114])*100" office:value-type="float" office:value="36.5758754863813" calcext:value-type="float">
            <text:p>36.5758754864</text:p>
          </table:table-cell>
          <table:table-cell table:style-name="ce39" office:value-type="float" office:value="611" calcext:value-type="float">
            <text:p>611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7" calcext:value-type="float">
            <text:p>2477</text:p>
          </table:table-cell>
          <table:table-cell table:style-name="ce38" table:formula="of:=(([.I115]+[.J115]-[.K115])/[.J115])*100" office:value-type="float" office:value="35.0194552529183" calcext:value-type="float">
            <text:p>35.0194552529</text:p>
          </table:table-cell>
          <table:table-cell table:style-name="ce39" office:value-type="float" office:value="636" calcext:value-type="float">
            <text:p>636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56" calcext:value-type="float">
            <text:p>2456</text:p>
          </table:table-cell>
          <table:table-cell table:style-name="ce38" table:formula="of:=(([.I116]+[.J116]-[.K116])/[.J116])*100" office:value-type="float" office:value="43.1906614785992" calcext:value-type="float">
            <text:p>43.1906614786</text:p>
          </table:table-cell>
          <table:table-cell table:style-name="ce39" office:value-type="float" office:value="540" calcext:value-type="float">
            <text:p>540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68" calcext:value-type="float">
            <text:p>2468</text:p>
          </table:table-cell>
          <table:table-cell table:style-name="ce38" table:formula="of:=(([.I117]+[.J117]-[.K117])/[.J117])*100" office:value-type="float" office:value="38.671875" calcext:value-type="float">
            <text:p>38.671875</text:p>
          </table:table-cell>
          <table:table-cell table:style-name="ce39" office:value-type="float" office:value="583" calcext:value-type="float">
            <text:p>583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59" calcext:value-type="float">
            <text:p>2459</text:p>
          </table:table-cell>
          <table:table-cell table:style-name="ce38" table:formula="of:=(([.I118]+[.J118]-[.K118])/[.J118])*100" office:value-type="float" office:value="42.1875" calcext:value-type="float">
            <text:p>42.1875</text:p>
          </table:table-cell>
          <table:table-cell table:style-name="ce39" office:value-type="float" office:value="566" calcext:value-type="float">
            <text:p>566</text:p>
          </table:table-cell>
          <table:covered-table-cell table:number-columns-repeated="3" table:style-name="ce4"/>
        </table:table-row>
        <table:table-row table:style-name="ro1">
          <table:table-cell table:number-columns-repeated="12"/>
          <table:table-cell table:style-name="ce3" office:value-type="string" calcext:value-type="string">
            <text:p>Total Time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6" table:formula="of:=SUM([.M75:.M118])/3600" office:value-type="float" office:value="10.8286111111111" calcext:value-type="float">
            <text:p>10.8286111111</text:p>
          </table:table-cell>
          <table:table-cell table:number-columns-repeated="3"/>
        </table:table-row>
        <table:table-row table:style-name="ro1" table:number-rows-repeated="104845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L109:Sheet1.L118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4:Sheet1.L7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9:Sheet1.L82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83:Sheet1.L87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88:Sheet1.L93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94:Sheet1.L100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01:Sheet1.L10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74:Sheet1.M11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6:Sheet1.L7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6:26:26.772269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3:56:07.864052867</meta:creation-date>
    <dc:date>2017-10-20T18:08:36.555863065</dc:date>
    <meta:editing-duration>PT12H38M14S</meta:editing-duration>
    <meta:editing-cycles>63</meta:editing-cycles>
    <meta:generator>LibreOffice/5.1.6.2$Linux_X86_64 LibreOffice_project/10m0$Build-2</meta:generator>
    <meta:document-statistic meta:table-count="1" meta:cell-count="627" meta:object-count="0"/>
  </office:meta>
</office:document-meta>
</file>